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5962" officeooo:paragraph-rsid="00145962"/>
    </style:style>
    <style:style style:name="T1" style:family="text">
      <style:text-properties officeooo:rsid="00160c62"/>
    </style:style>
    <style:style style:name="T2" style:family="text">
      <style:text-properties officeooo:rsid="00172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 GOOGLE</text:p>
      <text:p text:style-name="P1"/>
      <text:p text:style-name="P1">01.1 Android Studio y HelloWord</text:p>
      <text:p text:style-name="P1">01.2 Primera interfaz de usuario interactiva</text:p>
      <text:p text:style-name="P1">01.2 El editor del disenio</text:p>
      <text:p text:style-name="P1">01.3 Vistas de texto y desplazamiento</text:p>
      <text:p text:style-name="P1">01.4 Aprende a ayudarte a ti mismo</text:p>
      <text:p text:style-name="P1"/>
      <text:p text:style-name="P1">02.1 Actividades e Intenciones</text:p>
      <text:p text:style-name="P1">02.2 Ciclo de vida y estado de la actividad</text:p>
      <text:p text:style-name="P1">02.3 Intenciones Implicitas</text:p>
      <text:p text:style-name="P1"/>
      <text:p text:style-name="P1">03.1 El depurador</text:p>
      <text:p text:style-name="P1">03.2 Pruebas unitarias</text:p>
      <text:p text:style-name="P1">03.3 Bibliotecas de soporte</text:p>
      <text:p text:style-name="P1"><text:tab/><text:span text:style-name="T1">compileSdkVersion = indica el api utilizada para compilar la aplicación</text:span></text:p>
      <text:p text:style-name="P1"><text:tab/><text:span text:style-name="T1">minSdkVersion = api minima o dispositivos que puedan utilizar la aplicación</text:span></text:p>
      <text:p text:style-name="P1"><text:tab/><text:span text:style-name="T1">targetSdkVersion = api con la que esta diseniada y probada la aplicación</text:span></text:p>
      <text:p text:style-name="P1"><text:tab/><text:span text:style-name="T1">com.android.support&gt;appcompat-v7: proporciona soporte para api anteriores a la que se esta <text:tab/><text:tab/><text:tab/><text:tab/><text:tab/><text:tab/><text:tab/>utilizando para compilar la aplicación</text:span></text:p>
      <text:p text:style-name="P1"><text:tab/><text:span text:style-name="T1">Alt+Enter: en Gradle es utilizado para buscar versiones mas recientes de bibliotecas</text:span></text:p>
      <text:p text:style-name="P1"><text:tab/><text:span text:style-name="T2">ContextCompat: proporciona varios metodos para compatibilidad de versiones anteriores de api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0:32:03.662998061</meta:creation-date>
    <dc:date>2020-01-16T19:30:27.183972584</dc:date>
    <meta:editing-duration>PT22H28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129" meta:character-count="889" meta:non-whitespace-character-count="764"/>
  </office:meta>
</office:document-meta>
</file>